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52.45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197.89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74.21pt"/>
    </style:style>
    <style:style style:name="co13" style:family="table-column">
      <style:table-column-properties fo:break-before="auto" style:column-width="720.2pt"/>
    </style:style>
    <style:style style:name="co14" style:family="table-column">
      <style:table-column-properties fo:break-before="auto" style:column-width="191.31pt"/>
    </style:style>
    <style:style style:name="co15" style:family="table-column">
      <style:table-column-properties fo:break-before="auto" style:column-width="163.05pt"/>
    </style:style>
    <style:style style:name="co16" style:family="table-column">
      <style:table-column-properties fo:break-before="auto" style:column-width="137.76pt"/>
    </style:style>
    <style:style style:name="co17" style:family="table-column">
      <style:table-column-properties fo:break-before="auto" style:column-width="81.81pt"/>
    </style:style>
    <style:style style:name="co18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use-window-font-color="true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44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able-cell-properties fo:border="none"/>
      <style:text-properties style:font-name="DejaVu Sans Mono1"/>
    </style:style>
    <style:style style:name="ce107" style:family="table-cell" style:parent-style-name="Default">
      <style:text-properties style:font-name="DejaVu Sans Mono1"/>
    </style:style>
    <style:style style:name="ce36" style:family="table-cell" style:parent-style-name="Default">
      <style:text-properties style:use-window-font-color="true" style:font-name="DejaVu Sans Mono1"/>
    </style:style>
    <style:style style:name="ce106" style:family="table-cell" style:parent-style-name="Default">
      <style:table-cell-properties fo:border="none"/>
      <style:text-properties style:font-name="DejaVu Sans Mono1"/>
    </style:style>
    <style:style style:name="ce38" style:family="table-cell" style:parent-style-name="Default">
      <style:table-cell-properties fo:border="none"/>
      <style:text-properties style:use-window-font-color="true" style:font-name="DejaVu Sans Mono1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2" style:family="table-cell" style:parent-style-name="Default">
      <style:map style:condition="cell-content()=0" style:apply-style-name="Bad" style:base-cell-address="'Rough - DCS FA18C'.B2"/>
    </style:style>
    <style:style style:name="ce56" style:family="table-cell" style:parent-style-name="Default">
      <style:text-properties fo:color="#8d281e"/>
    </style:style>
    <style:style style:name="ce57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59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61" style:family="table-cell" style:parent-style-name="Default">
      <style:text-properties style:font-name="DejaVu Sans Mono" fo:font-size="9pt" style:font-size-asian="9pt" style:font-size-complex="9pt"/>
    </style:style>
    <style:style style:name="ce100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10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17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118" style:family="table-cell" style:parent-style-name="Default" style:data-style-name="N99">
      <style:map style:condition="cell-content()=1" style:apply-style-name="Bad" style:base-cell-address="'Rough - DCS FA18C'.N2"/>
    </style:style>
    <style:style style:name="ce120" style:family="table-cell" style:parent-style-name="Default">
      <style:map style:condition="cell-content()=0" style:apply-style-name="Bad" style:base-cell-address="'Rough - Elite Dangerous'.B2"/>
    </style:style>
    <style:style style:name="ce121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23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2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2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30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04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24" style:family="table-cell" style:parent-style-name="Default">
      <style:text-properties style:font-name="DejaVu Sans Mono"/>
    </style:style>
    <style:style style:name="ce125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38" style:family="table-cell" style:parent-style-name="Default">
      <style:map style:condition="cell-content()=0" style:apply-style-name="Bad" style:base-cell-address="'Scratch - Commands'.D3"/>
    </style:style>
    <style:style style:name="ce139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140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41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42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43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8d281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4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3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4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style="normal" style:font-style-asian="normal" style:font-style-complex="normal" fo:font-weight="normal" style:font-weight-asian="normal" style:font-weight-complex="normal"/>
    </style:style>
    <style:style style:name="T25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style="normal" style:font-style-asian="normal" style:font-style-complex="normal" fo:font-weight="normal" style:font-weight-asian="normal" style:font-weight-complex="normal" style:font-size-asian="10pt" style:font-size-complex="10pt"/>
    </style:style>
    <style:style style:name="T26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weight="bold" fo:font-style="italic" style:font-size-asian="8pt" style:font-size-complex="8pt" style:font-weight-asian="bold" style:font-weight-complex="bold" style:font-style-asian="italic" style:font-style-complex="italic"/>
    </style:style>
    <style:style style:name="T27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style="italic" style:font-size-asian="8pt" style:font-size-complex="8pt" style:font-style-asian="italic" style:font-style-complex="italic" fo:font-weight="normal" style:font-weight-asian="normal" style:font-weight-complex="normal"/>
    </style:style>
    <style:style style:name="T28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style="normal" style:font-style-asian="normal" style:font-style-complex="normal" fo:font-weight="bold" style:font-weight-asian="bold" style:font-weight-complex="bold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style="normal" style:font-style-asian="normal" style:font-style-complex="normal" fo:font-weight="bold" style:font-weight-asian="bold" style:font-weight-complex="bold" style:font-size-asian="10pt" style:font-size-complex="10pt"/>
    </style:style>
    <style:style style:name="T30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10pt" style:font-size-complex="10pt" fo:font-weight="normal" fo:font-style="italic" style:font-weight-asian="normal" style:font-weight-complex="normal" style:font-style-asian="italic" style:font-style-complex="italic"/>
    </style:style>
    <style:style style:name="T31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2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4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7"/>
          <table:covered-table-cell/>
          <table:table-cell table:style-name="ce70" office:value-type="string" calcext:value-type="string" table:number-columns-spanned="7" table:number-rows-spanned="1">
            <text:p>Discrepancy</text:p>
          </table:table-cell>
          <table:covered-table-cell table:style-name="ce70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40%? - T16KJG_<text:span text:style-name="T4">TH-Z</text:span></text:p>
            <text:p><text:span text:style-name="T7">-40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rim</text:p>
          </table:table-cell>
          <table:table-cell table:style-name="ce92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4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T16KTR_<text:span text:style-name="T4">ST-2</text:span></text:p>
          </table:table-cell>
          <table:table-cell table:style-name="ce36"/>
          <table:table-cell table:style-name="ce38"/>
          <table:table-cell table:style-name="ce42"/>
          <table:table-cell table:style-name="ce4" office:value-type="string" calcext:value-type="string">
            <text:p>+</text:p>
          </table:table-cell>
          <table:table-cell table:style-name="ce4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4" table:number-columns-repeated="4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49]));OR(NOT(ISBLANK([.$F49]));OR(NOT(ISBLANK([.$G49]));NOT(ISBLANK([.$H49])))))" office:value-type="boolean" office:boolean-value="true" calcext:value-type="boolean">
            <text:p>TRUE</text:p>
          </table:table-cell>
          <table:table-cell table:style-name="ce112" table:formula="of:=OR(OR(OR(IF([.$P49]=1);IF([.$Q49]=1));IF([.$R49]=1));IF([.$S49]=1))" office:value-type="boolean" office:boolean-value="false" calcext:value-type="boolean">
            <text:p>FALSE</text:p>
          </table:table-cell>
          <table:table-cell table:style-name="ce113" table:formula="of:=AND(ISBLANK([.$E49]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J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K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L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9">Throttle-Paddle O_M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8]));OR(NOT(ISBLANK([.$F68]));OR(NOT(ISBLANK([.$G68]));NOT(ISBLANK([.$H68])))))" office:value-type="boolean" office:boolean-value="true" calcext:value-type="boolean">
            <text:p>TRUE</text:p>
          </table:table-cell>
          <table:table-cell table:style-name="ce112" table:formula="of:=OR(OR(OR(IF([.$P68]=1);IF([.$Q68]=1));IF([.$R68]=1));IF([.$S68]=1))" office:value-type="boolean" office:boolean-value="false" calcext:value-type="boolean">
            <text:p>FALSE</text:p>
          </table:table-cell>
          <table:table-cell table:style-name="ce113" table:formula="of:=AND(ISBLANK([.$E68]);NOT(ISBLANK([.$I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I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J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K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L6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9">Throttle-Paddle O_M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9">Throttle-Paddle O_U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9">Throttle-Paddle O_U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9">Throttle-Paddle I_M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5]));OR(NOT(ISBLANK([.$F75]));OR(NOT(ISBLANK([.$G75]));NOT(ISBLANK([.$H75])))))" office:value-type="boolean" office:boolean-value="true" calcext:value-type="boolean">
            <text:p>TRUE</text:p>
          </table:table-cell>
          <table:table-cell table:style-name="ce112" table:formula="of:=OR(OR(OR(IF([.$P75]=1);IF([.$Q75]=1));IF([.$R75]=1));IF([.$S75]=1))" office:value-type="boolean" office:boolean-value="false" calcext:value-type="boolean">
            <text:p>FALSE</text:p>
          </table:table-cell>
          <table:table-cell table:style-name="ce113" table:formula="of:=AND(ISBLANK([.$E75]);NOT(ISBLANK([.$I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I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J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K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L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9">Throttle-Paddle I_M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7]));OR(NOT(ISBLANK([.$F77]));OR(NOT(ISBLANK([.$G77]));NOT(ISBLANK([.$H77])))))" office:value-type="boolean" office:boolean-value="true" calcext:value-type="boolean">
            <text:p>TRUE</text:p>
          </table:table-cell>
          <table:table-cell table:style-name="ce112" table:formula="of:=OR(OR(OR(IF([.$P77]=1);IF([.$Q77]=1));IF([.$R77]=1));IF([.$S77]=1))" office:value-type="boolean" office:boolean-value="false" calcext:value-type="boolean">
            <text:p>FALSE</text:p>
          </table:table-cell>
          <table:table-cell table:style-name="ce113" table:formula="of:=AND(ISBLANK([.$E77]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J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K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L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9">Throttle-Paddle I_D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9">Throttle-Paddle I_D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1]));OR(NOT(ISBLANK([.$F81]));OR(NOT(ISBLANK([.$G81]));NOT(ISBLANK([.$H81])))))" office:value-type="boolean" office:boolean-value="true" calcext:value-type="boolean">
            <text:p>TRUE</text:p>
          </table:table-cell>
          <table:table-cell table:style-name="ce112" table:formula="of:=OR(OR(OR(IF([.$P81]=1);IF([.$Q81]=1));IF([.$R81]=1));IF([.$S81]=1))" office:value-type="boolean" office:boolean-value="false" calcext:value-type="boolean">
            <text:p>FALSE</text:p>
          </table:table-cell>
          <table:table-cell table:style-name="ce113" table:formula="of:=AND(ISBLANK([.$E81]);NOT(ISBLANK([.$I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I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J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K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L8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2]));OR(NOT(ISBLANK([.$F82]));OR(NOT(ISBLANK([.$G82]));NOT(ISBLANK([.$H82])))))" office:value-type="boolean" office:boolean-value="true" calcext:value-type="boolean">
            <text:p>TRUE</text:p>
          </table:table-cell>
          <table:table-cell table:style-name="ce112" table:formula="of:=OR(OR(OR(IF([.$P82]=1);IF([.$Q82]=1));IF([.$R82]=1));IF([.$S82]=1))" office:value-type="boolean" office:boolean-value="false" calcext:value-type="boolean">
            <text:p>FALSE</text:p>
          </table:table-cell>
          <table:table-cell table:style-name="ce113" table:formula="of:=AND(ISBLANK([.$E82]);NOT(ISBLANK([.$I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I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J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K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L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3]));OR(NOT(ISBLANK([.$F83]));OR(NOT(ISBLANK([.$G83]));NOT(ISBLANK([.$H83])))))" office:value-type="boolean" office:boolean-value="true" calcext:value-type="boolean">
            <text:p>TRUE</text:p>
          </table:table-cell>
          <table:table-cell table:style-name="ce112" table:formula="of:=OR(OR(OR(IF([.$P83]=1);IF([.$Q83]=1));IF([.$R83]=1));IF([.$S83]=1))" office:value-type="boolean" office:boolean-value="false" calcext:value-type="boolean">
            <text:p>FALSE</text:p>
          </table:table-cell>
          <table:table-cell table:style-name="ce113" table:formula="of:=AND(ISBLANK([.$E83]);NOT(ISBLANK([.$I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I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J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K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L8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1">T16KTR_</text:span><text:span text:style-name="T12">TH-H1R</text:span><text:span text:style-name="T13"> [O_D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8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464.6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1">T16KTR_</text:span><text:span text:style-name="T12">TH-H1L</text:span><text:span text:style-name="T11"> [O_</text:span><text:span text:style-name="T12">M</text:span><text:span text:style-name="T13">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649.4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26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26" office:value-type="string" calcext:value-type="string">
            <text:p>DX30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702.27pt" draw:caption-point-x="-17.29pt" draw:caption-point-y="-10.01pt">
              <dc:date>2019-10-01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26" office:value-type="string" calcext:value-type="string">
            <text:p>DX29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4]));OR(NOT(ISBLANK([.$F104]));OR(NOT(ISBLANK([.$G104]));NOT(ISBLANK([.$H104])))))" office:value-type="boolean" office:boolean-value="true" calcext:value-type="boolean">
            <text:p>TRUE</text:p>
          </table:table-cell>
          <table:table-cell table:style-name="ce112" table:formula="of:=OR(OR(OR(IF([.$P104]=1);IF([.$Q104]=1));IF([.$R104]=1));IF([.$S104]=1))" office:value-type="boolean" office:boolean-value="false" calcext:value-type="boolean">
            <text:p>FALSE</text:p>
          </table:table-cell>
          <table:table-cell table:style-name="ce113" table:formula="of:=AND(ISBLANK([.$E104]);NOT(ISBLANK([.$I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I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J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K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L1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1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13" table:formula="of:=AND(ISBLANK([.$E108]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6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6"/>
          <table:table-cell table:style-name="ce111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6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12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113" table:formula="of:=AND(ISBLANK([.$E113]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6"/>
          <table:table-cell table:style-name="ce111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6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12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113" table:formula="of:=AND(ISBLANK([.$E116]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6"/>
          <table:table-cell table:style-name="ce111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6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1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13" table:formula="of:=AND(ISBLANK([.$E119]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071.88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8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795.2pt" svg:y="3071.88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4">T16KTR_</text:span><text:span text:style-name="T15">ST-Y -99%</text:span></text:p>
            <text:p><text:span text:style-name="T14">T16KJG_</text:span><text:span text:style-name="T15">TH-Slider +95%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5]));OR(NOT(ISBLANK([.$F125]));OR(NOT(ISBLANK([.$G125]));NOT(ISBLANK([.$H125])))))" office:value-type="boolean" office:boolean-value="true" calcext:value-type="boolean">
            <text:p>TRUE</text:p>
          </table:table-cell>
          <table:table-cell table:style-name="ce112" table:formula="of:=OR(OR(OR(IF([.$P125]=1);IF([.$Q125]=1));IF([.$R125]=1));IF([.$S125]=1))" office:value-type="boolean" office:boolean-value="false" calcext:value-type="boolean">
            <text:p>FALSE</text:p>
          </table:table-cell>
          <table:table-cell table:style-name="ce113" table:formula="of:=AND(ISBLANK([.$E125]);NOT(ISBLANK([.$I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I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J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K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L12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309.4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12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13" table:formula="of:=AND(ISBLANK([.$E127]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362.2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8" draw:text-style-name="P2" svg:width="82.18pt" svg:height="61.68pt" svg:x="377.21pt" svg:y="3362.26pt" draw:caption-point-x="-17.29pt" draw:caption-point-y="42.8pt">
              <dc:date>2019-10-16T00:00:00</dc:date>
              <text:p text:style-name="P1">In practice, FA18C is not normally equipped with drag chute.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12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13" table:formula="of:=AND(ISBLANK([.$E131]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12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113" table:formula="of:=AND(ISBLANK([.$E133]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M </text:span><text:span text:style-name="T17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1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13" table:formula="of:=AND(ISBLANK([.$E136]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M </text:span><text:span text:style-name="T17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12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13" table:formula="of:=AND(ISBLANK([.$E138]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U </text:span><text:span text:style-name="T17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1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13" table:formula="of:=AND(ISBLANK([.$E141]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U </text:span><text:span text:style-name="T17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12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13" table:formula="of:=AND(ISBLANK([.$E143]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U </text:span><text:span text:style-name="T17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5]));OR(NOT(ISBLANK([.$F145]));OR(NOT(ISBLANK([.$G145]));NOT(ISBLANK([.$H145])))))" office:value-type="boolean" office:boolean-value="true" calcext:value-type="boolean">
            <text:p>TRUE</text:p>
          </table:table-cell>
          <table:table-cell table:style-name="ce112" table:formula="of:=OR(OR(OR(IF([.$P145]=1);IF([.$Q145]=1));IF([.$R145]=1));IF([.$S145]=1))" office:value-type="boolean" office:boolean-value="false" calcext:value-type="boolean">
            <text:p>FALSE</text:p>
          </table:table-cell>
          <table:table-cell table:style-name="ce113" table:formula="of:=AND(ISBLANK([.$E145]);NOT(ISBLANK([.$I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I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J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K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L1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1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13" table:formula="of:=AND(ISBLANK([.$E146]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U </text:span><text:span text:style-name="T17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12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113" table:formula="of:=AND(ISBLANK([.$E148]);NOT(ISBLANK([.$I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Waypoint Designate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D </text:span><text:span text:style-name="T17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text:p>Event Mar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D </text:span><text:span text:style-name="T17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D </text:span><text:span text:style-name="T17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D </text:span><text:span text:style-name="T17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12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13" table:formula="of:=AND(ISBLANK([.$E156]);NOT(ISBLANK([.$I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12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13" table:formula="of:=AND(ISBLANK([.$E158]);NOT(ISBLANK([.$I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12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113" table:formula="of:=AND(ISBLANK([.$E160]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12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113" table:formula="of:=AND(ISBLANK([.$E162]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 office:value-type="string" calcext:value-type="string">
            <text:p>For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12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13" table:formula="of:=AND(ISBLANK([.$E175]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6">Sensors</text:span> <text:span text:style-name="T6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12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113" table:formula="of:=AND(ISBLANK([.$E177]);NOT(ISBLANK([.$I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8]));OR(NOT(ISBLANK([.$F178]));OR(NOT(ISBLANK([.$G178]));NOT(ISBLANK([.$H178])))))" office:value-type="boolean" office:boolean-value="true" calcext:value-type="boolean">
            <text:p>TRUE</text:p>
          </table:table-cell>
          <table:table-cell table:style-name="ce112" table:formula="of:=OR(OR(OR(IF([.$P178]=1);IF([.$Q178]=1));IF([.$R178]=1));IF([.$S178]=1))" office:value-type="boolean" office:boolean-value="false" calcext:value-type="boolean">
            <text:p>FALSE</text:p>
          </table:table-cell>
          <table:table-cell table:style-name="ce113" table:formula="of:=AND(ISBLANK([.$E178]);NOT(ISBLANK([.$I178])))" office:value-type="boolean" office:boolean-value="false" calcext:value-type="boolean">
            <text:p>FALSE</text:p>
          </table:table-cell>
          <table:table-cell table:style-name="ce115" table:formula="of:=AND(AND(ISBLANK([.$E178]);AND(ISBLANK([.$F178]);AND(ISBLANK([.$G178]);ISBLANK([.$H178]))));NOT(ISBLANK([.$K178])))" office:value-type="boolean" office:boolean-value="false" calcext:value-type="boolean">
            <text:p>FALSE</text:p>
          </table:table-cell>
          <table:table-cell table:style-name="ce115" table:formula="of:=AND(AND(ISBLANK([.$E178]);AND(ISBLANK([.$F178]);AND(ISBLANK([.$G178]);ISBLANK([.$H178]))));NOT(ISBLANK([.$J178])))" office:value-type="boolean" office:boolean-value="false" calcext:value-type="boolean">
            <text:p>FALSE</text:p>
          </table:table-cell>
          <table:table-cell table:style-name="ce115" table:formula="of:=AND(AND(ISBLANK([.$E178]);AND(ISBLANK([.$F178]);AND(ISBLANK([.$G178]);ISBLANK([.$H178]))));NOT(ISBLANK([.$K178])))" office:value-type="boolean" office:boolean-value="false" calcext:value-type="boolean">
            <text:p>FALSE</text:p>
          </table:table-cell>
          <table:table-cell table:style-name="ce115" table:formula="of:=AND(AND(ISBLANK([.$E178]);AND(ISBLANK([.$F178]);AND(ISBLANK([.$G178]);ISBLANK([.$H178]))));NOT(ISBLANK([.$L1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9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178">
            <calcext:condition calcext:apply-style-name="Bad" calcext:value="=1" calcext:base-cell-address="Commands.N3"/>
          </calcext:conditional-format>
          <calcext:conditional-format calcext:target-range-address="Commands.M42:Commands.M45 Commands.M60:Commands.M61 Commands.M63:Commands.M64 Commands.M39:Commands.M40 Commands.M4:Commands.M5 Commands.M7:Commands.M8 Commands.M10:Commands.M11 Commands.M16:Commands.M17 Commands.M19:Commands.M19 Commands.M21:Commands.M21 Commands.M13:Commands.M14 Commands.M35:Commands.M37 Commands.M110:Commands.M111 Commands.M113:Commands.M114 Commands.M47:Commands.M52 Commands.M116:Commands.M117 Commands.M120:Commands.M120 Commands.M123:Commands.M123 Commands.M125:Commands.M125 Commands.D127:Commands.E127 Commands.M127:Commands.M127 Commands.D129:Commands.E129 Commands.M129:Commands.M129 Commands.D133:Commands.E134 Commands.M133:Commands.M134 Commands.E141:Commands.E141 Commands.D141:Commands.D141 Commands.M141:Commands.M141 Commands.D143:Commands.E143 Commands.M143:Commands.M143 Commands.D145:Commands.E146 Commands.M145:Commands.M146 Commands.D148:Commands.E148 Commands.M148:Commands.M148 Commands.D151:Commands.E151 Commands.M151:Commands.M151 Commands.D156:Commands.E156 Commands.M156:Commands.M156 Commands.D158:Commands.E158 Commands.M158:Commands.M158 Commands.D160:Commands.E160 Commands.M160:Commands.M160 Commands.D162:Commands.E162 Commands.M162:Commands.M162 Commands.M54:Commands.M55 Commands.M57:Commands.M58 Commands.D4:Commands.E5 Commands.D7:Commands.E8 Commands.D10:Commands.E11 Commands.D13:Commands.E14 Commands.D16:Commands.E17 Commands.D19:Commands.E19 Commands.D21:Commands.E21 Commands.D35:Commands.E37 Commands.D39:Commands.E40 Commands.D42:Commands.E45 Commands.D60:Commands.E61 Commands.D63:Commands.E64 Commands.D110:Commands.E111 Commands.D113:Commands.E114 Commands.D47:Commands.E52 Commands.D116:Commands.E117 Commands.D119:Commands.E120 Commands.D123:Commands.E123 Commands.D125:Commands.E125 Commands.D54:Commands.E55 Commands.D57:Commands.E58 Commands.E177:Commands.E178 Commands.M177:Commands.M178 Commands.D67:Commands.E68 Commands.M67:Commands.M68 Commands.D70:Commands.E71 Commands.M70:Commands.M71 Commands.D75:Commands.E75 Commands.M75:Commands.M75 Commands.D77:Commands.E77 Commands.M77:Commands.M77 Commands.D23:Commands.E24 Commands.M23:Commands.M24 Commands.D26:Commands.E27 Commands.M26:Commands.M27 Commands.D32:Commands.E33 Commands.M32:Commands.M33 Commands.M104:Commands.M104 Commands.D102:Commands.E104 Commands.M106:Commands.M108 Commands.D106:Commands.E108 Commands.M102:Commands.M103 Commands.D29:Commands.E30 Commands.M29:Commands.M30 Commands.M81:Commands.M100 Commands.D81:Commands.E100 Commands.D169:Commands.E169 Commands.M169:Commands.M169 Commands.D171:Commands.E171 Commands.M171:Commands.M171 Commands.D173:Commands.E173 Commands.M173:Commands.M173 Commands.D175:Commands.E175 Commands.M175:Commands.M175 Commands.M119:Commands.M119 Commands.D136:Commands.E136 Commands.M136:Commands.M136 Commands.D138:Commands.E138 Commands.M138:Commands.M138 Commands.D131:Commands.E131 Commands.M131:Commands.M131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table:style-name="ce88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toggle goggles</text:p>
          </table:table-cell>
          <table:table-cell table:style-name="ce82" office:value-type="string" calcext:value-type="string">
            <text:p>R_SHIFT h</text:p>
          </table:table-cell>
          <table:table-cell table:style-name="ce57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00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1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17" table:formula="of:=AND(ISBLANK([.$C2]);NOT(ISBLANK([.$I2])))" office:value-type="boolean" office:boolean-value="false" calcext:value-type="boolean">
            <text:p>FALSE</text:p>
          </table:table-cell>
          <table:table-cell table:style-name="ce118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18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18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18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57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57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Throttle Designator Controller – Depress</text:p>
          </table:table-cell>
          <table:table-cell office:value-type="string" calcext:value-type="string">
            <text:p>Enter</text:p>
          </table:table-cell>
          <table:table-cell table:style-name="ce58" office:value-type="string" calcext:value-type="string">
            <text:p><text:span text:style-name="T7">T16KJG_</text:span><text:span text:style-name="T12">TH-6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X</text:p>
          </table:table-cell>
          <table:table-cell/>
          <table:table-cell table:style-name="ce86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Y</text:p>
          </table:table-cell>
          <table:table-cell/>
          <table:table-cell table:style-name="ce86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9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59" office:value-type="string" calcext:value-type="string">
            <text:p><text:span text:style-name="T11">T16KJG_</text:span><text:span text:style-name="T12">TH-1</text:span><text:span text:style-name="T13"> [O_U], T16KTR_</text:span><text:span text:style-name="T12">ST-X -99% +99%, </text:span><text:span text:style-name="T13">T16KTR_</text:span><text:span text:style-name="T12">ST-Y +99%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Lift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163.22pt" draw:caption-point-x="-17.29pt" draw:caption-point-y="42.8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q</text:p>
          </table:table-cell>
          <table:table-cell table:style-name="ce107" office:value-type="string" calcext:value-type="string">
            <text:p><text:span text:style-name="T18">T16KJG_</text:span><text:span text:style-name="T19">TH-1</text:span><text:span text:style-name="T20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57" office:value-type="string" calcext:value-type="string">
            <text:p>T16KJG_<text:span text:style-name="T4">TH-1</text:span><text:span text:style-name="T6"> [I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Autopilot Attitude Hold (Macro)</text:p>
          </table:table-cell>
          <table:table-cell/>
          <table:table-cell table:style-name="ce57" office:value-type="string" calcext:value-type="string">
            <text:p>T16KJG_<text:span text:style-name="T4">TH-1</text:span><text:span text:style-name="T6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age</text:p>
          </table:table-cell>
          <table:table-cell office:value-type="string" calcext:value-type="string">
            <text:p>c</text:p>
          </table:table-cell>
          <table:table-cell table:style-name="ce86" office:value-type="string" calcext:value-type="string">
            <text:p>T16KTR_<text:span text:style-name="T4">TH-H2L</text:span> [O_U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RAID-FLIR FOV Select and STT Separate</text:p>
          </table:table-cell>
          <table:table-cell office:value-type="string" calcext:value-type="string">
            <text:p>i</text:p>
          </table:table-cell>
          <table:table-cell table:style-name="ce86" office:value-type="string" calcext:value-type="string">
            <text:p>T16KTR_<text:span text:style-name="T4">TH-H2L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86" office:value-type="string" calcext:value-type="string">
            <text:p>T16KTR_<text:span text:style-name="T4">TH-H1U</text:span> [I_M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86" office:value-type="string" calcext:value-type="string">
            <text:p>T16KTR_<text:span text:style-name="T4">TH-H1R</text:span> [I_M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86" office:value-type="string" calcext:value-type="string">
            <text:p>T16KTR_<text:span text:style-name="T4">TH-H1D</text:span> [I_M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86" office:value-type="string" calcext:value-type="string">
            <text:p>T16KTR_<text:span text:style-name="T4">TH-H1L</text:span> [I_M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4">
          <table:table-cell office:value-type="string" calcext:value-type="string">
            <text:p>Kneeboard Forward</text:p>
          </table:table-cell>
          <table:table-cell office:value-type="string" calcext:value-type="string">
            <text:p>]</text:p>
          </table:table-cell>
          <table:table-cell table:style-name="ce86" office:value-type="string" calcext:value-type="string">
            <text:p>T16KTR_<text:span text:style-name="T4">TH-HDL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Kneeboard Back</text:p>
          </table:table-cell>
          <table:table-cell office:value-type="string" calcext:value-type="string">
            <text:p>[</text:p>
          </table:table-cell>
          <table:table-cell table:style-name="ce86" office:value-type="string" calcext:value-type="string">
            <text:p>T16KTR_<text:span text:style-name="T4">TH-HDR</text:span> [I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office:value-type="string" calcext:value-type="string">
            <text:p>Application PageUp</text:p>
          </table:table-cell>
          <table:table-cell office:value-type="string" calcext:value-type="string">
            <text:p>PageUp</text:p>
          </table:table-cell>
          <table:table-cell table:style-name="ce86" office:value-type="string" calcext:value-type="string">
            <text:p>T16KTR_<text:span text:style-name="T4">TH-HDU</text:span> [I_D] (sp)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Application PageDown</text:p>
          </table:table-cell>
          <table:table-cell office:value-type="string" calcext:value-type="string">
            <text:p>PageDown</text:p>
          </table:table-cell>
          <table:table-cell table:style-name="ce86" office:value-type="string" calcext:value-type="string">
            <text:p>T16KTR_<text:span text:style-name="T4">TH-HDD</text:span> [I_D] (sp)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Application Tab Up</text:p>
          </table:table-cell>
          <table:table-cell office:value-type="string" calcext:value-type="string">
            <text:p>RCTRL + PageUp</text:p>
          </table:table-cell>
          <table:table-cell table:style-name="ce86" office:value-type="string" calcext:value-type="string">
            <text:p>T16KTR_<text:span text:style-name="T4">TH-HDU</text:span> [I_D] (lp)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Application Tab Down</text:p>
          </table:table-cell>
          <table:table-cell office:value-type="string" calcext:value-type="string">
            <text:p>RCTRL + PageUp</text:p>
          </table:table-cell>
          <table:table-cell table:style-name="ce86" office:value-type="string" calcext:value-type="string">
            <text:p>T16KTR_<text:span text:style-name="T4">TH-HDD</text:span> [I_D]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Mode A/A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666pt" draw:caption-point-x="-17.29pt" draw:caption-point-y="43.26pt">
              <dc:date>2019-10-16T00:00:00</dc:date>
              <text:p text:style-name="P1"><text:span text:style-name="T1">Default keybind ‘1’. Unacceptable conflict with use of numeric keys for UFC.</text:span></text:p>
            </office:annotation>
            <text:p>L_SHIFT e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Mode A/G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678.81pt" draw:caption-point-x="-17.29pt" draw:caption-point-y="43.26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SHIFT e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61" office:value-type="string" calcext:value-type="string">
            <text:p><text:span text:style-name="T21">HOTAS - </text:span><text:span text:style-name="T22">Base O_D – </text:span><text:span text:style-name="T23">U</text:span><text:span text:style-name="T24"> , </text:span><text:span text:style-name="T25">HOTAS – </text:span><text:span text:style-name="T26">ST-3</text:span><text:span text:style-name="T27"> I_D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 table:style-name="ce56" office:value-type="string" calcext:value-type="string">
            <text:p>R_ALT z</text:p>
          </table:table-cell>
          <table:table-cell table:style-name="ce61" office:value-type="string" calcext:value-type="string">
            <text:p><text:span text:style-name="T21">HOTAS - </text:span><text:span text:style-name="T22">Base O_D – </text:span><text:span text:style-name="T23">D , </text:span><text:span text:style-name="T24">HOTAS</text:span><text:span text:style-name="T28"> - </text:span><text:span text:style-name="T29"> </text:span><text:span text:style-name="T30">T16KJG_TH-Slider +95%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830.8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56"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DCS FA18C'.N2:'Rough - DCS FA18C'.S2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16:'Rough - DCS FA18C'.C16 'Rough - DCS FA18C'.C3:'Rough - DCS FA18C'.C4 'Rough - DCS FA18C'.C19:'Rough - DCS FA18C'.C20 'Rough - DCS FA18C'.C35:'Rough - DCS FA18C'.C38 'Rough - DCS FA18C'.C25:'Rough - DCS FA18C'.C25 'Rough - DCS FA18C'.C30:'Rough - DCS FA18C'.C30 'Rough - DCS FA18C'.C45:'Rough - DCS FA18C'.C46 'Rough - DCS FA18C'.C48:'Rough - DCS FA18C'.C51 'Rough - DCS FA18C'.C7:'Rough - DCS FA18C'.C8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120" office:value-type="string" calcext:value-type="string">
            <text:p>L_ALT v</text:p>
          </table:table-cell>
          <table:table-cell table:style-name="ce121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3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2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29" table:formula="of:=AND(ISBLANK([.$C2]);NOT(ISBLANK([.$I2])))" office:value-type="boolean" office:boolean-value="false" calcext:value-type="boolean">
            <text:p>FALSE</text:p>
          </table:table-cell>
          <table:table-cell table:style-name="ce13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3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3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3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120" office:value-type="string" calcext:value-type="string">
            <text:p>R_ALT v</text:p>
          </table:table-cell>
          <table:table-cell table:style-name="ce121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3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2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29" table:formula="of:=AND(ISBLANK([.$C3]);NOT(ISBLANK([.$I3])))" office:value-type="boolean" office:boolean-value="false" calcext:value-type="boolean">
            <text:p>FALSE</text:p>
          </table:table-cell>
          <table:table-cell table:style-name="ce130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30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30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30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21" office:value-type="string" calcext:value-type="string">
            <text:p>T16KJG_<text:span text:style-name="T4">TH-1</text:span><text:span text:style-name="T6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21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21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21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21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9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1">Base O_D - </text:span><text:span text:style-name="T32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1">Base O_D – </text:span><text:span text:style-name="T32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623.31pt" draw:caption-point-x="-17.29pt" draw:caption-point-y="44.42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2" table:default-cell-style-name="ce124"/>
        <table:table-column table:style-name="co13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, Helmet/HUD Symbology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33">Variant unique buttons</text:span><text:span text:style-name="T34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9">Variant unique buttons.</text:span><text:span text:style-name="T35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35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35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9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35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35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10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36">Variant unique button.</text:span><text:span text:style-name="T34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76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104850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ce128"/>
        <table:table-column table:style-name="co16" table:default-cell-style-name="Default"/>
        <table:table-column table:style-name="co17" table:default-cell-style-name="Default"/>
        <table:table-column table:style-name="co7" table:number-columns-repeated="1020" table:default-cell-style-name="Default"/>
        <table:table-row table:style-name="ro1">
          <table:table-cell table:style-name="ce136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36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36"/>
          <table:table-cell table:number-columns-repeated="1022"/>
        </table:table-row>
        <table:table-row table:style-name="ro1">
          <table:table-cell table:style-name="ce136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36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36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36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36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8" table:default-cell-style-name="Default"/>
        <table:table-column table:style-name="co3" table:number-columns-repeated="3" table:default-cell-style-name="Default"/>
        <table:table-column table:style-name="co3" table:default-cell-style-name="ce44"/>
        <table:table-column table:style-name="co6" table:default-cell-style-name="ce20"/>
        <table:table-column table:style-name="co7" table:default-cell-style-name="ce20"/>
        <table:table-column table:style-name="co7" table:default-cell-style-name="ce23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7"/>
          <table:covered-table-cell/>
          <table:table-cell table:style-name="ce70" office:value-type="string" calcext:value-type="string" table:number-columns-spanned="7" table:number-rows-spanned="1">
            <text:p>Discrepancy</text:p>
          </table:table-cell>
          <table:covered-table-cell table:style-name="ce70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11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41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42" table:formula="of:=AND(ISBLANK([.$E3]);NOT(ISBLANK([.$I3])))" office:value-type="boolean" office:boolean-value="false" calcext:value-type="boolean">
            <text:p>FALSE</text:p>
          </table:table-cell>
          <table:table-cell table:style-name="ce143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43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43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43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2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41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42" table:formula="of:=AND(ISBLANK([.$E4]);NOT(ISBLANK([.$I4])))" office:value-type="boolean" office:boolean-value="false" calcext:value-type="boolean">
            <text:p>FALSE</text:p>
          </table:table-cell>
          <table:table-cell table:style-name="ce143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43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43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43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41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42" table:formula="of:=AND(ISBLANK([.$E6]);NOT(ISBLANK([.$I6])))" office:value-type="boolean" office:boolean-value="false" calcext:value-type="boolean">
            <text:p>FALSE</text:p>
          </table:table-cell>
          <table:table-cell table:style-name="ce143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43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43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43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41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42" table:formula="of:=AND(ISBLANK([.$E7]);NOT(ISBLANK([.$I7])))" office:value-type="boolean" office:boolean-value="false" calcext:value-type="boolean">
            <text:p>FALSE</text:p>
          </table:table-cell>
          <table:table-cell table:style-name="ce143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43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43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43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41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42" table:formula="of:=AND(ISBLANK([.$E8]);NOT(ISBLANK([.$I8])))" office:value-type="boolean" office:boolean-value="false" calcext:value-type="boolean">
            <text:p>FALSE</text:p>
          </table:table-cell>
          <table:table-cell table:style-name="ce143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43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43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43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41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42" table:formula="of:=AND(ISBLANK([.$E10]);NOT(ISBLANK([.$I10])))" office:value-type="boolean" office:boolean-value="false" calcext:value-type="boolean">
            <text:p>FALSE</text:p>
          </table:table-cell>
          <table:table-cell table:style-name="ce143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43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43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43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41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42" table:formula="of:=AND(ISBLANK([.$E11]);NOT(ISBLANK([.$I11])))" office:value-type="boolean" office:boolean-value="false" calcext:value-type="boolean">
            <text:p>FALSE</text:p>
          </table:table-cell>
          <table:table-cell table:style-name="ce143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43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43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43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41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42" table:formula="of:=AND(ISBLANK([.$E14]);NOT(ISBLANK([.$I14])))" office:value-type="boolean" office:boolean-value="false" calcext:value-type="boolean">
            <text:p>FALSE</text:p>
          </table:table-cell>
          <table:table-cell table:style-name="ce143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43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43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43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41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42" table:formula="of:=AND(ISBLANK([.$E15]);NOT(ISBLANK([.$I15])))" office:value-type="boolean" office:boolean-value="false" calcext:value-type="boolean">
            <text:p>FALSE</text:p>
          </table:table-cell>
          <table:table-cell table:style-name="ce143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43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43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43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41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42" table:formula="of:=AND(ISBLANK([.$E17]);NOT(ISBLANK([.$I17])))" office:value-type="boolean" office:boolean-value="false" calcext:value-type="boolean">
            <text:p>FALSE</text:p>
          </table:table-cell>
          <table:table-cell table:style-name="ce143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43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43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43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41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42" table:formula="of:=AND(ISBLANK([.$E19]);NOT(ISBLANK([.$I19])))" office:value-type="boolean" office:boolean-value="false" calcext:value-type="boolean">
            <text:p>FALSE</text:p>
          </table:table-cell>
          <table:table-cell table:style-name="ce143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43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43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43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41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42" table:formula="of:=AND(ISBLANK([.$E21]);NOT(ISBLANK([.$I21])))" office:value-type="boolean" office:boolean-value="false" calcext:value-type="boolean">
            <text:p>FALSE</text:p>
          </table:table-cell>
          <table:table-cell table:style-name="ce143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43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43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43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41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42" table:formula="of:=AND(ISBLANK([.$E22]);NOT(ISBLANK([.$I22])))" office:value-type="boolean" office:boolean-value="false" calcext:value-type="boolean">
            <text:p>FALSE</text:p>
          </table:table-cell>
          <table:table-cell table:style-name="ce143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43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43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43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138"/>
          <table:table-cell table:style-name="ce139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41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42" table:formula="of:=AND(ISBLANK([.$E26]);NOT(ISBLANK([.$I26])))" office:value-type="boolean" office:boolean-value="false" calcext:value-type="boolean">
            <text:p>FALSE</text:p>
          </table:table-cell>
          <table:table-cell table:style-name="ce143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43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43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43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138"/>
          <table:table-cell table:style-name="ce139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141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142" table:formula="of:=AND(ISBLANK([.$E28]);NOT(ISBLANK([.$I28])))" office:value-type="boolean" office:boolean-value="false" calcext:value-type="boolean">
            <text:p>FALSE</text:p>
          </table:table-cell>
          <table:table-cell table:style-name="ce143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143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143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143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6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41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42" table:formula="of:=AND(ISBLANK([.$E34]);NOT(ISBLANK([.$I34])))" office:value-type="boolean" office:boolean-value="false" calcext:value-type="boolean">
            <text:p>FALSE</text:p>
          </table:table-cell>
          <table:table-cell table:style-name="ce143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43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43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43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6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41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42" table:formula="of:=AND(ISBLANK([.$E35]);NOT(ISBLANK([.$I35])))" office:value-type="boolean" office:boolean-value="false" calcext:value-type="boolean">
            <text:p>FALSE</text:p>
          </table:table-cell>
          <table:table-cell table:style-name="ce143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43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43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43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6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41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42" table:formula="of:=AND(ISBLANK([.$E36]);NOT(ISBLANK([.$I36])))" office:value-type="boolean" office:boolean-value="false" calcext:value-type="boolean">
            <text:p>FALSE</text:p>
          </table:table-cell>
          <table:table-cell table:style-name="ce143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43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43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43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39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38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141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142" table:formula="of:=AND(ISBLANK([.$E52]);NOT(ISBLANK([.$I52])))" office:value-type="boolean" office:boolean-value="true" calcext:value-type="boolean">
            <text:p>TRUE</text:p>
          </table:table-cell>
          <table:table-cell table:style-name="ce143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143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43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43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22:05:39.4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16T23:11:02.823000000</dc:date>
    <meta:editing-duration>P5DT17H3M27S</meta:editing-duration>
    <meta:editing-cycles>671</meta:editing-cycles>
    <meta:document-statistic meta:table-count="7" meta:cell-count="1865" meta:object-count="0"/>
  </office:meta>
</office:document-meta>
</file>